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font-size="15pt" style:font-size-asian="15pt" style:font-size-complex="15pt"/>
    </style:style>
    <style:style style:name="P2" style:family="paragraph" style:parent-style-name="Text_20_body">
      <style:text-properties officeooo:paragraph-rsid="00098795"/>
    </style:style>
    <style:style style:name="P3" style:family="paragraph" style:parent-style-name="Contents_20_1">
      <style:paragraph-properties>
        <style:tab-stops>
          <style:tab-stop style:position="15.591cm" style:type="right" style:leader-style="dotted" style:leader-text="."/>
        </style:tab-stops>
      </style:paragraph-properties>
    </style:style>
    <style:style style:name="P4" style:family="paragraph" style:parent-style-name="Contents_20_2">
      <style:paragraph-properties>
        <style:tab-stops>
          <style:tab-stop style:position="15.092cm"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Heading_20_2">
      <style:text-properties officeooo:paragraph-rsid="000c411f"/>
    </style:style>
    <style:style style:name="P8" style:family="paragraph" style:parent-style-name="Heading_20_2">
      <style:paragraph-properties fo:break-before="page"/>
    </style:style>
    <style:style style:name="P9" style:family="paragraph" style:parent-style-name="Standard">
      <style:text-properties officeooo:paragraph-rsid="000c411f"/>
    </style:style>
    <style:style style:name="P10" style:family="paragraph" style:parent-style-name="Standard">
      <style:text-properties officeooo:rsid="000c411f" officeooo:paragraph-rsid="000c411f"/>
    </style:style>
    <style:style style:name="P11" style:family="paragraph" style:parent-style-name="Text_20_body">
      <style:text-properties officeooo:paragraph-rsid="000c411f"/>
    </style:style>
    <style:style style:name="P12" style:family="paragraph" style:parent-style-name="Text_20_body">
      <style:text-properties officeooo:rsid="000aa9c7" officeooo:paragraph-rsid="000aa9c7"/>
    </style:style>
    <style:style style:name="P13" style:family="paragraph" style:parent-style-name="Text_20_body">
      <style:text-properties officeooo:rsid="000c411f" officeooo:paragraph-rsid="000c411f"/>
    </style:style>
    <style:style style:name="P14" style:family="paragraph" style:parent-style-name="Text_20_body">
      <style:paragraph-properties fo:line-height="115%"/>
      <style:text-properties officeooo:rsid="000c411f" officeooo:paragraph-rsid="000c411f"/>
    </style:style>
    <style:style style:name="T1" style:family="text">
      <style:text-properties officeooo:rsid="00098795"/>
    </style:style>
    <style:style style:name="T2" style:family="text">
      <style:text-properties style:font-name="Liberation Sans" fo:font-size="18pt" fo:font-weight="bold" officeooo:rsid="00098795" style:font-name-asian="Microsoft YaHei" style:font-size-asian="18pt" style:font-weight-asian="bold" style:font-name-complex="Lucida Sans1" style:font-size-complex="18pt" style:font-weight-complex="bold"/>
    </style:style>
    <style:style style:name="T3" style:family="text">
      <style:text-properties style:font-name="Liberation Sans" fo:font-size="14pt" fo:font-weight="bold" style:font-name-asian="Microsoft YaHei" style:font-size-asian="14pt" style:font-weight-asian="bold" style:font-name-complex="Lucida Sans1" style:font-size-complex="14pt" style:font-weight-complex="bold"/>
    </style:style>
    <style:style style:name="T4" style:family="text">
      <style:text-properties style:font-name="Liberation Sans" fo:font-size="14pt" fo:font-weight="bold" officeooo:rsid="000c411f" style:font-name-asian="Microsoft YaHei" style:font-size-asian="14pt" style:font-weight-asian="bold" style:font-name-complex="Lucida Sans1" style:font-size-complex="14pt" style:font-weight-complex="bold"/>
    </style:style>
    <style:style style:name="T5" style:family="text">
      <style:text-properties style:font-name="Liberation Sans" fo:font-size="16pt" fo:font-weight="bold" officeooo:rsid="000c411f" style:font-name-asian="Microsoft YaHei" style:font-size-asian="16pt" style:font-weight-asian="bold" style:font-name-complex="Lucida Sans1" style:font-size-complex="16pt" style:font-weight-complex="bold"/>
    </style:style>
    <style:style style:name="T6" style:family="text">
      <style:text-properties officeooo:rsid="000aa9c7"/>
    </style:style>
    <style:style style:name="T7" style:family="text">
      <style:text-properties officeooo:rsid="000c411f"/>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text-overline-style="solid" style:text-overline-width="auto" style:text-overline-color="font-color"/>
    </style:style>
    <style:style style:name="T11" style:family="text">
      <style:text-properties style:text-overline-style="none" style:text-overline-color="font-color"/>
    </style:style>
    <style:style style:name="T12" style:family="text">
      <style:text-properties style:font-name="Liberation Serif" officeooo:rsid="000c411f"/>
    </style:style>
    <style:style style:name="T1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544_4186211660"/>Uso de métodos geométricos para la Construcción de <text:span text:style-name="T7">estructuras periodicas</text:span> de van der Waals <text:span text:style-name="T7">de 2 o más </text:span><text:s/>capa<text:span text:style-name="T7">s</text:span>.<text:bookmark-end text:name="__RefHeading___Toc544_4186211660"/></text:p>
      <text:table-of-content text:style-name="Sect1" text:name="Sumario1">
        <text:table-of-content-source text:outline-level="4">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text:a xlink:type="simple" xlink:href="#__RefHeading___Toc212_4186211660" text:style-name="Index_20_Link" text:visited-style-name="Index_20_Link">1 – Introducción.<text:tab/>2</text:a></text:p>
          <text:p text:style-name="P3"><text:a xlink:type="simple" xlink:href="#__RefHeading___Toc650_4186211660" text:style-name="Index_20_Link" text:visited-style-name="Index_20_Link">2 – Fundamentos.<text:tab/>3</text:a></text:p>
          <text:p text:style-name="P4"><text:a xlink:type="simple" xlink:href="#__RefHeading___Toc242_3666957242" text:style-name="Index_20_Link" text:visited-style-name="Index_20_Link"><text:s/>2.1 - Heteroestructuras conmensurables<text:tab/>3</text:a></text:p>
          <text:p text:style-name="P4"><text:a xlink:type="simple" xlink:href="#__RefHeading___Toc244_3666957242" text:style-name="Index_20_Link" text:visited-style-name="Index_20_Link"><text:s/>2.2 – Métodos Geométricos<text:tab/>4</text:a></text:p>
          <text:p text:style-name="P3"><text:a xlink:type="simple" xlink:href="#__RefHeading___Toc652_4186211660" text:style-name="Index_20_Link" text:visited-style-name="Index_20_Link">3 – Implementación.<text:tab/>5</text:a></text:p>
          <text:p text:style-name="P4"><text:a xlink:type="simple" xlink:href="#__RefHeading___Toc862_4186211660" text:style-name="Index_20_Link" text:visited-style-name="Index_20_Link"><text:s/>2.1 – Diagrama de Red<text:tab/>5</text:a></text:p>
          <text:p text:style-name="P4"><text:a xlink:type="simple" xlink:href="#__RefHeading___Toc864_4186211660" text:style-name="Index_20_Link" text:visited-style-name="Index_20_Link"><text:s/>2.2 - Búsqueda de Matrices de transformación<text:tab/>5</text:a></text:p>
          <text:p text:style-name="P4"><text:a xlink:type="simple" xlink:href="#__RefHeading___Toc866_4186211660" text:style-name="Index_20_Link" text:visited-style-name="Index_20_Link"><text:s/>2.3 - Creación de Súper-Red<text:tab/>5</text:a></text:p>
          <text:p text:style-name="P4"><text:a xlink:type="simple" xlink:href="#__RefHeading___Toc868_4186211660" text:style-name="Index_20_Link" text:visited-style-name="Index_20_Link"><text:s/>2.4 - Importación y exportación de redes<text:tab/>5</text:a></text:p>
          <text:p text:style-name="P4"><text:a xlink:type="simple" xlink:href="#__RefHeading___Toc870_4186211660" text:style-name="Index_20_Link" text:visited-style-name="Index_20_Link"><text:s/>2.5 - Espacio Reciproco (Vectores primitivos y FBZ)<text:tab/>5</text:a></text:p>
          <text:p text:style-name="P4"><text:a xlink:type="simple" xlink:href="#__RefHeading___Toc872_4186211660" text:style-name="Index_20_Link" text:visited-style-name="Index_20_Link"><text:s/>2.6 – Presentación de resultados en pantalla<text:tab/>5</text:a></text:p>
          <text:p text:style-name="P3"><text:a xlink:type="simple" xlink:href="#__RefHeading___Toc978_4186211660" text:style-name="Index_20_Link" text:visited-style-name="Index_20_Link">3 – Resultados.<text:tab/>5</text:a></text:p>
          <text:p text:style-name="P3"><text:a xlink:type="simple" xlink:href="#__RefHeading___Toc246_3666957242" text:style-name="Index_20_Link" text:visited-style-name="Index_20_Link">4 – Conclusiones y perspectivas<text:tab/>5</text:a></text:p>
        </text:index-body>
      </text:table-of-content>
      <text:h text:style-name="P5" text:outline-level="1"/>
      <text:h text:style-name="P6" text:outline-level="1"><text:bookmark-start text:name="__RefHeading___Toc212_4186211660"/><text:span text:style-name="T7">1</text:span><text:span text:style-name="T1"> – I</text:span>ntroducción.<text:bookmark-end text:name="__RefHeading___Toc212_4186211660"/></text:h>
      <text:p text:style-name="Text_20_body"/>
      <text:p text:style-name="P2">La Física de estado Sólido tiene por objetivo el estudio de las propiedades físicas de los materiales tomando en cuenta, como primera aproximación, que son objetos periódicos (o conmensurables) en el espacio real en una, dos o tres dimensiones. Estos sistemas son definidos como cristales, los cuales están conformados por una red de Bravais y una base atómica. </text:p>
      <text:p text:style-name="P2">En dos dimensiones (2D), existen materiales laminares a escala atómica, como <text:span text:style-name="T1">lo es </text:span>el grafeno, que pueden ser apilados verticalmente para generar un sistema de varias capas como el grafito. El grafito (en 3D) y el grafeno (en 2D) tienen propiedades físicas diferentes debido a la dimensionalidad del sistema, o al número de capas que tienen, y a la orientación relativa entere capas; lo cual los hace interesantes en la Física y las Nanociencias con posibles aplicaciones en futuras tecnologías. Sin embargo, desde un punto de vista teórico, el modelar un sistema de dos o más capas de grafeno, por ejemplo, con diferente orientación relativa o de cualquier otro material, implica construir estructuras conmensurables que preserven la misma simetría de los sistemas originales o que pueda dar lugar a una red oblicua, que es el caso más general en 2D. </text:p>
      <text:p text:style-name="P2">Este es el primer problema para resolver antes de usar teorías de campo promedio con condiciones periódicas que describan las propiedades físicas de cada uno de los sistemas y del sistema compuesto de varias capas atómicas. De tal manera que el objetivo es generar un código computacional intuitivo, flexible, robusto y abierto (open source) que use métodos geométricos para la construcción de sistemas conmensurables, o cristales de van der Waals, de varias capas atómicas. Para esto, se comenzará con un acercamiento a conceptos básicos de estado sólido como son elementos de cristalografía, tipos de redes de Bravais y bases atómicas, y operaciones de simetría que se puedan aplicar sobre estos sistemas como rotación, expansión y desplazamiento. </text:p>
      <text:p text:style-name="P2">Se estudiarán y construirán sistemas 2D laminares (de varias capas) a partir de celdas primitivas las cuales pueden ser, cuadradas como es la fase alfa del GeSe, rectangulares como el fosforeno negro y hexagonales cómo el grafeno, identificando la celda de conmensurable más pequeña y con menor tensión en las capas. Asimismo, en el caso de sistemas con varias capas, usando el mismo sistema, se pretende que el sistema generado tenga una quiralidad especifica como es en el caso de grafeno sobre grafeno.</text:p>
      <text:p text:style-name="P2"/>
      <text:h text:style-name="P6" text:outline-level="1"><text:bookmark-start text:name="__RefHeading___Toc650_4186211660"/><text:span text:style-name="T7">2</text:span> – Fundamentos.<text:bookmark-end text:name="__RefHeading___Toc650_4186211660"/></text:h>
      <text:h text:style-name="P7" text:outline-level="2"><text:bookmark-start text:name="__RefHeading___Toc242_3666957242"/><text:tab/><text:span text:style-name="T7">2.1 - Heteroestructuras conmensurables</text:span><text:bookmark-end text:name="__RefHeading___Toc242_3666957242"/></text:h>
      <text:p text:style-name="P11"/>
      <text:h text:style-name="Heading_20_3" text:outline-level="3">Los cristales.</text:h>
      <text:p text:style-name="P14">La física del estado sólido se ocupa principalmente del estudio de los cristales, dado que en la naturaleza los sólidos se componen de átomos que al buscar un estado de equilibrio energético terminan posicionados de forma periódica, lo que genera algo conocido cómo ‘estado cristalino’. </text:p>
      <text:p text:style-name="P14">Los cristales son <text:s/>sistemas de átomos dispuestos en patrones particulares e infinitamente repetibles, <text:s/>la disposición de los átomos puede ser dada en una, dos o tres dimensiones, una red hexagonal de átomos o lámina de grafeno son ejemplos de un cristal bidimensional, mientras que un ejemplo de un cristal tridimensional sería por ejemplo el Polonio. La periodicidad general de la disposición atómica es lo que permite la comprensión de los cristales.</text:p>
      <text:p text:style-name="P14">La estructura de todos los cristales se puede describir mediante dos cosas, la primera es una red periódica y la segunda un grupo de átomos unidos a cada punto de esta red. La ‘red’ es un conjunto de puntos indefinidamente extendido, cada uno de los cuales está rodeado de manera idéntica por sus vecinos, se hace referencia a un punto de red como cada punto que conforma esta. El grupo de átomos unidos a un punto de la red se llama ‘base’, esta puede tener tantos átomos cómo se requiera dispuestos en posiciones relativas dadas. Así, con la combinación de una red y una base podemos definir las diversas estructuras de los materiales cristalinos.</text:p>
      <text:h text:style-name="Heading_20_3" text:outline-level="3">Vectores de Traslación Primitivos.</text:h>
      <text:p text:style-name="P14">Consideremos los puntos <text:span text:style-name="T11">r</text:span><text:span text:style-name="T8">1</text:span> y r<text:span text:style-name="T8">2</text:span> cómo dos puntos cualesquiera en un cristal y que se satisfacen la Ecuación <text:span text:style-name="T11">r</text:span><text:span text:style-name="T8">2 </text:span>=<text:span text:style-name="T11"> r</text:span><text:span text:style-name="T8">1 </text:span>+ (u<text:span text:style-name="T8">1</text:span><text:span text:style-name="T10">a</text:span> + u<text:span text:style-name="T8">2</text:span><text:span text:style-name="T10">b</text:span> + u<text:span text:style-name="T8">3</text:span><text:span text:style-name="T10">c</text:span>) con u<text:span text:style-name="T8">1</text:span>, u<text:span text:style-name="T8">2</text:span> y u<text:span text:style-name="T8">3</text:span> enteros, entonces <text:span text:style-name="T10">a,</text:span> <text:span text:style-name="T10">b</text:span> y <text:span text:style-name="T10">c</text:span> son vectores primitivos. Puede haber otros vectores que dados u<text:span text:style-name="T8">i</text:span> enteros satisfagan la ecuación para algunos puntos del cristal, sin embargo, el volumen encerrado por los vectores de red primitivos es el volumen más pequeño que se puede repetir en el espacio para formar la estructura cristalina. Así usamos vectores de traslación primitivos para definir ejes; es decir, ejes de cristal primitivos, en lugar de cartesianos, por ejemplo, y que no tienen por qué ser ortogonales. </text:p>
      <text:p text:style-name="P14"/>
      <text:h text:style-name="Heading_20_3" text:outline-level="3"><text:soft-page-break/>Tipos de redes básicas.</text:h>
      <text:p text:style-name="P9"><text:line-break/>Las redes cristalinas se pueden transportar o mapear en sí mismas mediante operaciones de simetría de red. Una operación común es la de rotación alrededor de un punto de red. Se puede encontrar que l<text:span text:style-name="T7">as redes</text:span> tienen una, dos, tres, cuatro y seis rotaciones correspondientes a rotaciones de <text:span text:style-name="T7">360°, 180°, 120°, 90° y 60°</text:span>.</text:p>
      <text:p text:style-name="P9"/>
      <text:p text:style-name="P9">Un grupo de puntos de <text:span text:style-name="T7">red</text:span> es el conjunto de operaciones de simetría que, aplicadas a un punto de <text:span text:style-name="T7">red</text:span>, llevan el cristal a sí mismo. Podemos tener:<text:line-break/><text:tab/>a) <text:span text:style-name="T7">R</text:span>otaciones posibles <text:span text:style-name="T7">en ángulos de </text:span>2<text:span text:style-name="T12">π/</text:span>n <text:span text:style-name="T7">radianes</text:span> donde n = 1, 2, 3, <text:span text:style-name="T7">4 o</text:span> 6, alrededor de un eje y <text:span text:style-name="T7">llamadas rotaciones</text:span> Cn.<text:line-break/><text:tab/>b) <text:span text:style-name="T7">R</text:span>eflexiones especulares sobre un plano a través de un punto de red. Aquí, el eje perpendicular al plano del espejo cambia de signo (es decir, z→ -z si el plano del espejo es perpendicular al eje z). <text:span text:style-name="T7">Estas</text:span> operaciones <text:span text:style-name="T7">son</text:span> <text:span text:style-name="T7">llamadas</text:span> operaciones m o <text:span text:style-name="T12">σ.</text:span><text:line-break/><text:tab/>c) <text:span text:style-name="T7">I</text:span>nversión, compuesta de rotaciones por <text:span text:style-name="T12">π</text:span> seguidas de reflexión en un plano normal al eje de rotación (aquí la rotación cambia el signo de dos ejes, digamos x→ -x, y→ -y, si gira alrededor de z, entonces el espejo plano perpendicular a z provoca z→ -z), con el efecto neto de que <text:span text:style-name="T10">r</text:span>→ -<text:span text:style-name="T10">r</text:span>. <text:span text:style-name="T7">El nombre utilizado </text:span>es <text:span text:style-name="T13">i</text:span> <text:span text:style-name="T7">por</text:span> la inversión o <text:span text:style-name="T13">s</text:span><text:span text:style-name="T9">4</text:span> p<text:span text:style-name="T7">or</text:span> la combinación de operaciones.</text:p>
      <text:p text:style-name="P9"/>
      <text:p text:style-name="P10"/>
      <text:h text:style-name="P8" text:outline-level="2"><text:bookmark-start text:name="__RefHeading___Toc244_3666957242"/><text:span text:style-name="T2"><text:tab/></text:span><text:span text:style-name="T5">2.2 – Métodos Geométricos</text:span><text:bookmark-end text:name="__RefHeading___Toc244_3666957242"/></text:h>
      <text:p text:style-name="Standard"/>
      <text:h text:style-name="P6" text:outline-level="1"><text:bookmark-start text:name="__RefHeading___Toc652_4186211660"/><text:span text:style-name="T7">3</text:span> – <text:span text:style-name="T7">Implementación</text:span>.<text:bookmark-end text:name="__RefHeading___Toc652_4186211660"/></text:h>
      <text:p text:style-name="Standard"><text:tab/>&lt; <text:span text:style-name="T1">Explicación de las matemáticas detrás de los métodos que hacen cada uno de los procesos mencionados</text:span>&gt;</text:p>
      <text:h text:style-name="Heading_20_2" text:outline-level="2"><text:bookmark-start text:name="__RefHeading___Toc862_4186211660"/><text:tab/><text:span text:style-name="T3">2.1 – </text:span><text:span text:style-name="T4">Diagrama de Red</text:span><text:bookmark-end text:name="__RefHeading___Toc862_4186211660"/></text:h>
      <text:h text:style-name="Heading_20_2" text:outline-level="2"><text:bookmark-start text:name="__RefHeading___Toc864_4186211660"/><text:tab/>2.2 - Búsqueda de Matrices de transformación<text:bookmark-end text:name="__RefHeading___Toc864_4186211660"/></text:h>
      <text:h text:style-name="Heading_20_2" text:outline-level="2"><text:bookmark-start text:name="__RefHeading___Toc866_4186211660"/><text:tab/>2.3 - Creación de Súper-Red<text:bookmark-end text:name="__RefHeading___Toc866_4186211660"/></text:h>
      <text:h text:style-name="Heading_20_2" text:outline-level="2"><text:bookmark-start text:name="__RefHeading___Toc868_4186211660"/><text:tab/>2.4 - Importación y exportación de redes<text:bookmark-end text:name="__RefHeading___Toc868_4186211660"/></text:h>
      <text:h text:style-name="Heading_20_2" text:outline-level="2"><text:bookmark-start text:name="__RefHeading___Toc870_4186211660"/><text:tab/>2.5 - Espacio Reciproco (Vectores primitivos y FBZ)<text:bookmark-end text:name="__RefHeading___Toc870_4186211660"/></text:h>
      <text:h text:style-name="Heading_20_2" text:outline-level="2"><text:bookmark-start text:name="__RefHeading___Toc872_4186211660"/><text:tab/>2.6 – Presentación de resultados <text:span text:style-name="T6">en pantalla</text:span><text:bookmark-end text:name="__RefHeading___Toc872_4186211660"/></text:h>
      <text:p text:style-name="Text_20_body"/>
      <text:h text:style-name="Heading_20_1" text:outline-level="1"><text:bookmark-start text:name="__RefHeading___Toc978_4186211660"/>3 – Resultados.<text:bookmark-end text:name="__RefHeading___Toc978_4186211660"/></text:h>
      <text:p text:style-name="P12">&lt; Muestra de los resultados obtenidos por el programa &gt;</text:p>
      <text:p text:style-name="P12"/>
      <text:h text:style-name="Heading_20_1" text:outline-level="1"><text:bookmark-start text:name="__RefHeading___Toc246_3666957242"/>4 – Conclusiones y perspectivas<text:bookmark-end text:name="__RefHeading___Toc246_3666957242"/></text:h>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9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8T19:23:19.543000000</meta:creation-date>
    <dc:date>2023-01-27T17:11:25.211000000</dc:date>
    <meta:editing-duration>P3DT3H7M48S</meta:editing-duration>
    <meta:editing-cycles>4</meta:editing-cycles>
    <meta:generator>LibreOffice/7.4.0.3$Windows_X86_64 LibreOffice_project/f85e47c08ddd19c015c0114a68350214f7066f5a</meta:generator>
    <meta:document-statistic meta:table-count="0" meta:image-count="0" meta:object-count="0" meta:page-count="6" meta:paragraph-count="43" meta:word-count="1147" meta:character-count="6888" meta:non-whitespace-character-count="5739"/>
  </office:meta>
</office:document-meta>
</file>